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94">
            <text:p>794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04">
            <text:p>1,104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38">
            <text:p>538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57">
            <text:p>55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16">
            <text:p>9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31">
            <text:p>23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19">
            <text:p>9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703">
            <text:p>4,703</text:p>
          </table:table-cell>
          <table:table-cell table:style-name="ce23" office:value-type="float" office:value="872">
            <text:p>87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807">
            <text:p>5,807</text:p>
          </table:table-cell>
          <table:table-cell table:style-name="ce23" office:value-type="float" office:value="1290">
            <text:p>1,2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